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74" style:family="paragraph" style:parent-style-name="Heading_20_2" style:list-style-name=""/>
    <style:style style:name="P75" style:family="paragraph" style:parent-style-name="Heading_20_2">
      <style:paragraph-properties fo:break-before="page"/>
    </style:style>
    <style:style style:name="P76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7" style:family="paragraph" style:parent-style-name="Table_20_Contents">
      <style:text-properties officeooo:rsid="00973014" officeooo:paragraph-rsid="0097301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10" office:value-type="string">
            <text:p text:style-name="P77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1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5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1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1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1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1" office:value-type="string">
            <text:p text:style-name="P70">Queue a sound : P0 = channel, P1P2 = frequency P3P4 = duration in ms, P5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6" office:value-type="string">
            <text:p text:style-name="P72">Play sound effect P1 on channel P0</text:p>
          </table:table-cell>
        </table:table-row>
      </table:table>
      <text:p text:style-name="P5"/>
      <text:h text:style-name="P74" text:outline-level="2"/>
      <text:h text:style-name="P75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1T10:29:37.885330654</dc:date>
    <meta:editing-duration>PT2H12M14S</meta:editing-duration>
    <meta:editing-cycles>95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206" meta:word-count="1110" meta:character-count="5862" meta:non-whitespace-character-count="4907"/>
  </office:meta>
</office:document-meta>
</file>